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width="0.1cm" draw:marker-start-width="0.35cm" draw:marker-end-width="0.35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2cm" svg:height="5.75cm" svg:x="8.418cm" svg:y="5.286cm">
          <text:p text:style-name="P2"/>
        </draw:rect>
        <draw:rect draw:style-name="gr2" draw:text-style-name="P1" draw:layer="layout" svg:width="4.183cm" svg:height="1.467cm" svg:x="8.435cm" svg:y="3.553cm">
          <text:p text:style-name="P2"/>
        </draw:rect>
        <draw:frame draw:style-name="gr3" draw:layer="layout" svg:width="2.191cm" svg:height="0.962cm" svg:x="9.385cm" svg:y="3.77cm">
          <draw:text-box>
            <text:p text:style-name="P2">Home</text:p>
          </draw:text-box>
        </draw:frame>
        <draw:frame draw:style-name="gr3" draw:layer="layout" svg:width="3.774cm" svg:height="0.962cm" svg:x="8.594cm" svg:y="6.074cm">
          <draw:text-box>
            <text:p text:style-name="P2">Component</text:p>
          </draw:text-box>
        </draw:frame>
        <draw:g>
          <draw:ellipse draw:style-name="gr4" draw:text-style-name="P1" draw:layer="layout" svg:width="0.7cm" svg:height="0.667cm" svg:x="6.484cm" svg:y="4.053cm">
            <text:p text:style-name="P2"/>
          </draw:ellipse>
          <draw:line draw:style-name="gr5" draw:text-style-name="P1" draw:layer="layout" svg:x1="8.418cm" svg:y1="4.37cm" svg:x2="7.184cm" svg:y2="4.37cm">
            <text:p text:style-name="P2"/>
          </draw:line>
        </draw:g>
        <draw:g>
          <draw:ellipse draw:style-name="gr4" draw:text-style-name="P1" draw:layer="layout" svg:width="0.7cm" svg:height="0.667cm" svg:x="6.484cm" svg:y="6.254cm">
            <text:p text:style-name="P2"/>
          </draw:ellipse>
          <draw:line draw:style-name="gr5" draw:text-style-name="P1" draw:layer="layout" svg:x1="8.418cm" svg:y1="6.571cm" svg:x2="7.184cm" svg:y2="6.571cm">
            <text:p text:style-name="P2"/>
          </draw:line>
        </draw:g>
        <draw:g>
          <draw:ellipse draw:style-name="gr4" draw:text-style-name="P1" draw:layer="layout" svg:width="0.7cm" svg:height="0.667cm" svg:x="6.484cm" svg:y="8.354cm">
            <text:p text:style-name="P2"/>
          </draw:ellipse>
          <draw:line draw:style-name="gr5" draw:text-style-name="P1" draw:layer="layout" svg:x1="8.418cm" svg:y1="8.671cm" svg:x2="7.184cm" svg:y2="8.671cm">
            <text:p text:style-name="P2"/>
          </draw:line>
        </draw:g>
        <draw:g>
          <draw:ellipse draw:style-name="gr4" draw:text-style-name="P1" draw:layer="layout" svg:width="0.7cm" svg:height="0.667cm" svg:x="6.484cm" svg:y="9.754cm">
            <text:p text:style-name="P2"/>
          </draw:ellipse>
          <draw:line draw:style-name="gr5" draw:text-style-name="P1" draw:layer="layout" svg:x1="8.418cm" svg:y1="10.071cm" svg:x2="7.184cm" svg:y2="10.071cm">
            <text:p text:style-name="P2"/>
          </draw:line>
        </draw:g>
        <draw:g>
          <draw:g>
            <draw:ellipse draw:style-name="gr4" draw:text-style-name="P1" draw:layer="layout" svg:width="0.7cm" svg:height="0.667cm" draw:transform="rotate (3.1415926535892) translate (14.551cm 8.986cm)">
              <text:p text:style-name="P2"/>
            </draw:ellipse>
            <draw:line draw:style-name="gr5" draw:text-style-name="P1" draw:layer="layout" svg:x1="12.617cm" svg:y1="8.669cm" svg:x2="13.851cm" svg:y2="8.669cm">
              <text:p text:style-name="P2"/>
            </draw:line>
          </draw:g>
          <draw:rect draw:style-name="gr6" draw:text-style-name="P1" draw:layer="layout" svg:width="0.484cm" svg:height="0.85cm" draw:transform="rotate (3.1415926535892) translate (14.734cm 9.07cm)">
            <text:p text:style-name="P2"/>
          </draw:rect>
        </draw:g>
        <draw:g>
          <draw:g>
            <draw:ellipse draw:style-name="gr4" draw:text-style-name="P1" draw:layer="layout" svg:width="0.7cm" svg:height="0.667cm" draw:transform="rotate (3.1415926535892) translate (14.552cm 10.386cm)">
              <text:p text:style-name="P2"/>
            </draw:ellipse>
            <draw:line draw:style-name="gr5" draw:text-style-name="P1" draw:layer="layout" svg:x1="12.618cm" svg:y1="10.069cm" svg:x2="13.852cm" svg:y2="10.069cm">
              <text:p text:style-name="P2"/>
            </draw:line>
          </draw:g>
          <draw:rect draw:style-name="gr6" draw:text-style-name="P1" draw:layer="layout" svg:width="0.484cm" svg:height="0.85cm" draw:transform="rotate (3.1415926535892) translate (14.735cm 10.47cm)">
            <text:p text:style-name="P2"/>
          </draw:rect>
        </draw:g>
        <draw:custom-shape draw:style-name="gr7" draw:text-style-name="P1" draw:layer="layout" svg:width="3.25cm" svg:height="3.333cm" svg:x="8.918cm" svg:y="7.3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072cm" svg:height="1.673cm" svg:x="8.968cm" svg:y="8.303cm">
          <draw:text-box>
            <text:p text:style-name="P3">Business</text:p>
            <text:p text:style-name="P3">Logic</text:p>
          </draw:text-box>
        </draw:frame>
        <draw:frame draw:style-name="gr3" draw:layer="layout" svg:width="2.97cm" svg:height="1.673cm" svg:x="3.098cm" svg:y="3.586cm">
          <draw:text-box>
            <text:p text:style-name="P3">Home</text:p>
            <text:p text:style-name="P3">Interface</text:p>
          </draw:text-box>
        </draw:frame>
        <draw:frame draw:style-name="gr3" draw:layer="layout" svg:width="3.774cm" svg:height="1.673cm" svg:x="2.536cm" svg:y="5.691cm">
          <draw:text-box>
            <text:p text:style-name="P3">Component</text:p>
            <text:p text:style-name="P3">Interface</text:p>
          </draw:text-box>
        </draw:frame>
        <draw:frame draw:style-name="gr3" draw:layer="layout" svg:width="3.288cm" svg:height="1.673cm" svg:x="2.48cm" svg:y="8.497cm">
          <draw:text-box>
            <text:p text:style-name="P3">Provided</text:p>
            <text:p text:style-name="P3">Interfaces</text:p>
          </draw:text-box>
        </draw:frame>
        <draw:frame draw:style-name="gr3" draw:layer="layout" svg:width="3.288cm" svg:height="1.673cm" svg:x="15.185cm" svg:y="8.486cm">
          <draw:text-box>
            <text:p text:style-name="P3">Used</text:p>
            <text:p text:style-name="P3">Interfaces</text:p>
          </draw:text-box>
        </draw:frame>
        <draw:custom-shape draw:style-name="gr8" draw:text-style-name="P1" draw:layer="layout" svg:width="0.366cm" svg:height="2.533cm" svg:x="14.635cm" svg:y="8.103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66cm" svg:height="2.533cm" svg:x="5.735cm" svg:y="8.104cm">
          <text:p text:style-name="P2"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3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7-01-23T16:29:03</meta:creation-date>
    <dc:creator>Egon Teiniker</dc:creator>
    <dc:date>2007-01-23T16:43:57</dc:date>
    <dc:language>en-US</dc:language>
    <meta:editing-cycles>2</meta:editing-cycles>
    <meta:editing-duration>PT14M55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